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158466" draw:fill="solid" draw:textarea-vertical-align="middle"/>
    </style:style>
    <style:style style:name="gr5" style:family="graphic" style:parent-style-name="objectwithoutfill">
      <style:graphic-properties draw:stroke="dash" draw:stroke-dash="Double_20_Dash" draw:fill="solid" draw:textarea-vertical-align="middle"/>
    </style:style>
    <style:style style:name="gr6" style:family="graphic" style:parent-style-name="objectwithoutfill">
      <style:graphic-properties draw:stroke="dash" draw:stroke-dash="Double_20_Dash" svg:stroke-color="#bf0041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9.636cm" svg:y1="14.843cm" svg:x2="9.636cm" svg:y2="9.509cm">
          <text:p/>
        </draw:line>
        <draw:line draw:style-name="gr1" draw:text-style-name="P1" draw:layer="layout" svg:x1="9.636cm" svg:y1="14.843cm" svg:x2="15.478cm" svg:y2="14.843cm">
          <text:p/>
        </draw:line>
        <draw:line draw:style-name="gr2" draw:text-style-name="P1" draw:layer="layout" svg:x1="6.334cm" svg:y1="14.589cm" svg:x2="6.334cm" svg:y2="15.224cm">
          <text:p/>
        </draw:line>
        <draw:line draw:style-name="gr2" draw:text-style-name="P1" draw:layer="layout" svg:x1="12.938cm" svg:y1="14.589cm" svg:x2="12.938cm" svg:y2="15.097cm">
          <text:p/>
        </draw:line>
        <draw:frame draw:style-name="gr3" draw:text-style-name="P2" draw:layer="layout" svg:width="0.433cm" svg:height="0.47cm" svg:x="5.774cm" svg:y="15.0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32cm" svg:height="0.47cm" svg:x="12.379cm" svg:y="14.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28cm" svg:height="0.47cm" svg:x="9.763cm" svg:y="15.0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9.636cm" svg:y1="14.843cm" svg:x2="4.175cm" svg:y2="14.843cm">
          <text:p/>
        </draw:line>
        <draw:line draw:style-name="gr1" draw:text-style-name="P1" draw:layer="layout" svg:x1="9.636cm" svg:y1="14.844cm" svg:x2="9.636cm" svg:y2="19.669cm">
          <text:p/>
        </draw:line>
        <draw:path draw:style-name="gr4" draw:text-style-name="P1" draw:layer="layout" svg:width="7.853cm" svg:height="1.566cm" draw:transform="rotate (-2.46684836476879) translate (9.636cm 14.843cm)" svg:viewBox="0 0 7854 1567" svg:d="M0 0c4879 0 7854 1567 7854 1567">
          <text:p/>
        </draw:path>
        <draw:path draw:style-name="gr4" draw:text-style-name="P1" draw:layer="layout" svg:width="7.328cm" svg:height="1.234cm" draw:transform="rotate (0.745430123526778) translate (9.636cm 14.843cm)" svg:viewBox="0 0 7329 1235" svg:d="M0 0c6741 0 7329 1235 7329 1235">
          <text:p/>
        </draw:path>
        <draw:line draw:style-name="gr5" draw:text-style-name="P1" draw:layer="layout" svg:x1="12.938cm" svg:y1="12.176cm" svg:x2="12.938cm" svg:y2="15.097cm">
          <text:p/>
        </draw:line>
        <draw:line draw:style-name="gr5" draw:text-style-name="P1" draw:layer="layout" svg:x1="6.334cm" svg:y1="14.843cm" svg:x2="6.334cm" svg:y2="17.002cm">
          <text:p/>
        </draw:line>
        <draw:line draw:style-name="gr6" draw:text-style-name="P1" draw:layer="layout" svg:x1="12.938cm" svg:y1="12.177cm" svg:x2="9.382cm" svg:y2="12.176cm">
          <text:p/>
        </draw:line>
        <draw:line draw:style-name="gr6" draw:text-style-name="P1" draw:layer="layout" svg:x1="9.89cm" svg:y1="17.002cm" svg:x2="6.334cm" svg:y2="17.001cm">
          <text:p/>
        </draw:line>
        <draw:frame draw:style-name="gr3" draw:text-style-name="P2" draw:layer="layout" svg:width="0.628cm" svg:height="0.47cm" svg:x="8.62cm" svg:y="11.9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0.525cm" svg:height="0.47cm" svg:x="10.271cm" svg:y="16.74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1T21:18:25.306731521</dc:date>
    <meta:editing-duration>PT1H25M2S</meta:editing-duration>
    <meta:editing-cycles>28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style color="red">
      <mi>M</mi>
    </mstyle>
    <annotation encoding="StarMath 5.0">color red { M }</annotation>
  </semantics>
</math>
</file>

<file path=Object 4/content.xml><?xml version="1.0" encoding="utf-8"?>
<math xmlns="http://www.w3.org/1998/Math/MathML" display="block">
  <semantics>
    <mstyle color="red">
      <mi>m</mi>
    </mstyle>
    <annotation encoding="StarMath 5.0">color red {m}</annotation>
  </semantics>
</math>
</file>

<file path=Object 7/content.xml><?xml version="1.0" encoding="utf-8"?>
<math xmlns="http://www.w3.org/1998/Math/MathML" display="block">
  <semantics>
    <mn>0</mn>
    <annotation encoding="StarMath 5.0">0</annotation>
  </semantics>
</math>
</file>